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3D372F8E7D1.png" manifest:media-type="image/png"/>
  <manifest:file-entry manifest:full-path="Pictures/100002010000050E0000028D3BB72364.png" manifest:media-type="image/png"/>
  <manifest:file-entry manifest:full-path="Pictures/10000201000003C60000036EF34FD017.png" manifest:media-type="image/png"/>
  <manifest:file-entry manifest:full-path="Pictures/10000000000003C3000003040D7981E6.png" manifest:media-type="image/png"/>
  <manifest:file-entry manifest:full-path="Pictures/10000000000004D200000334C83A2DBE5443EBB7.png" manifest:media-type="image/png"/>
  <manifest:file-entry manifest:full-path="Pictures/100000000000028000000398E9137292.png" manifest:media-type="image/png"/>
  <manifest:file-entry manifest:full-path="Pictures/10000201000007330000035AD3649517.png" manifest:media-type="image/png"/>
  <manifest:file-entry manifest:full-path="Pictures/1000020100000780000003D3C8FBB1B3.png" manifest:media-type="image/png"/>
  <manifest:file-entry manifest:full-path="Pictures/10000201000002BE000002BC611F261A.png" manifest:media-type="image/png"/>
  <manifest:file-entry manifest:full-path="Pictures/10000201000006380000013404EF5EA9.png" manifest:media-type="image/png"/>
  <manifest:file-entry manifest:full-path="Pictures/100002010000033A0000031F6FCDB43E.png" manifest:media-type="image/png"/>
  <manifest:file-entry manifest:full-path="Pictures/100002010000055500000373E9623D32.png" manifest:media-type="image/png"/>
  <manifest:file-entry manifest:full-path="Pictures/1000020100000780000003D38854F859.png" manifest:media-type="image/png"/>
  <manifest:file-entry manifest:full-path="Pictures/10000201000005550000028D750EB4FE.png" manifest:media-type="image/png"/>
  <manifest:file-entry manifest:full-path="Pictures/1000020100000780000003D378F0146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8.604cm" svg:x="0cm" svg:y="0.762cm">
          <draw:image xlink:href="Pictures/10000000000004D200000334C83A2DBE5443EB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1" draw:text-style-name="P1" draw:layer="layout" svg:width="25.197cm" svg:height="12.177cm" svg:x="1.219cm" svg:y="3.302cm">
          <draw:image xlink:href="Pictures/10000201000007330000035AD36495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478cm" svg:height="20.425cm" svg:x="1.27cm" svg:y="0.403cm">
          <draw:image xlink:href="Pictures/10000000000003C3000003040D7981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14.607cm" svg:height="20.999cm" svg:x="6.604cm" svg:y="0cm">
          <draw:image xlink:href="Pictures/100000000000028000000398E91372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18.58cm" svg:height="18.527cm" svg:x="5.334cm" svg:y="0.523cm">
          <draw:image xlink:href="Pictures/10000201000002BE000002BC611F26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8.111cm" svg:x="0.001cm" svg:y="0.508cm">
          <draw:image xlink:href="Pictures/100002010000055500000373E9623D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21.709cm" svg:height="20.999cm" svg:x="2.675cm" svg:y="0.083cm">
          <draw:image xlink:href="Pictures/100002010000033A0000031F6FCDB4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27.999cm" svg:height="5.415cm" svg:x="0cm" svg:y="8.636cm">
          <draw:image xlink:href="Pictures/10000201000006380000013404EF5E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23.104cm" svg:height="20.999cm" svg:x="2.55cm" svg:y="0.001cm">
          <draw:image xlink:href="Pictures/10000201000003C60000036EF34FD0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4.276cm" svg:x="-0.059cm" svg:y="4.064cm">
          <draw:image xlink:href="Pictures/1000020100000780000003D38854F8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3.393cm" svg:x="0cm" svg:y="4.387cm">
          <draw:image xlink:href="Pictures/10000201000005550000028D750EB4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 text:c="2"/>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4.128cm" svg:x="0cm" svg:y="4.16cm">
          <draw:image xlink:href="Pictures/100002010000050E0000028D3BB723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999cm" svg:height="14.276cm" svg:x="0cm" svg:y="4.064cm">
          <draw:image xlink:href="Pictures/1000020100000780000003D3C8FBB1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4.276cm" svg:x="0cm" svg:y="3.81cm">
          <draw:image xlink:href="Pictures/1000020100000780000003D378F014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4.276cm" svg:x="0.001cm" svg:y="3.302cm">
          <draw:image xlink:href="Pictures/1000020100000780000003D372F8E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03:18:28.877000000</meta:creation-date>
    <dc:date>2016-02-11T12:40:08.587000000</dc:date>
    <meta:editing-duration>PT4M15S</meta:editing-duration>
    <meta:editing-cycles>2</meta:editing-cycles>
    <meta:generator>LibreOffice/5.0.4.2$Windows_x86 LibreOffice_project/2b9802c1994aa0b7dc6079e128979269cf95bc78</meta:generator>
    <meta:document-statistic meta:object-count="93"/>
  </office:meta>
</office:document-meta>
</file>